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inherit" fo:font-size="13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AdFlyer(</text:p>
      <text:p text:style-name="P1">StartDate DATETIME,</text:p>
      <text:p text:style-name="P1">EndDate DATETIME,</text:p>
      <text:p text:style-name="P1">Name STRING</text:p>
      <text:p text:style-name="P1">Type STRING,</text:p>
      <text:p text:style-name="P1">Code INTEGER,</text:p>
      <text:p text:style-name="P1">FOREIGN KEY Code REFERENCES HasA(Code), Assigned(Code),</text:p>
      <text:p text:style-name="P1">PRIMARY KEY Code,</text:p>
      <text:p text:style-name="P1">CHECK (Type IN 'Physical' OR 'Digital')</text:p>
      <text:p text:style-name="P1">);</text:p>
      <text:p text:style-name="P1">CREATE TABLE Cost(</text:p>
      <text:p text:style-name="P1">Category STRING,</text:p>
      <text:p text:style-name="P1">Payee STRING,</text:p>
      <text:p text:style-name="P1">Description STRING,</text:p>
      <text:p text:style-name="P1">Amount DOUBLE(8,2),</text:p>
      <text:p text:style-name="P1">CostId INTEGER,</text:p>
      <text:p text:style-name="P1">FOREIGN KEY CostId REFERENCES HasA(CostId),</text:p>
      <text:p text:style-name="P1">PRIMARY KEY CostId</text:p>
      <text:p text:style-name="P1">);</text:p>
      <text:p text:style-name="P1">CREATE TABLE Task(</text:p>
      <text:p text:style-name="P1">Status STRING,</text:p>
      <text:p text:style-name="P1">Assignee INTEGER,</text:p>
      <text:p text:style-name="P1">StartDate DATETIME,</text:p>
      <text:p text:style-name="P1">CompleteDate DATETIME,</text:p>
      <text:p text:style-name="P1">Name STRING,</text:p>
      <text:p text:style-name="P1">Duration INTEGER,</text:p>
      <text:p text:style-name="P1">PRIMARY KEY Name,</text:p>
      <text:p text:style-name="P1">FOREIGN KEY Name REFERENCES Assigned(TaskName),</text:p>
      <text:p text:style-name="P1">CHECK(Status IN 'Completed' OR 'In Progress'</text:p>
      <text:p text:style-name="P1">);</text:p>
      <text:p text:style-name="P1">CREATE TABLE Thread(</text:p>
      <text:p text:style-name="P1">AdFlyer STRING,</text:p>
      <text:p text:style-name="P1">ThreadName STRING,</text:p>
      <text:p text:style-name="P1">PRIMARY KEY AdFlyer,</text:p>
      <text:p text:style-name="P1">FOREIGN KEY AdFlyer REFERENCES Message(MessageId)</text:p>
      <text:p text:style-name="P1">);</text:p>
      <text:p text:style-name="P1">CREATE TABLE Message(</text:p>
      <text:p text:style-name="P1">Date DATETIME,</text:p>
      <text:p text:style-name="P1">MessageID INTEGER,</text:p>
      <text:p text:style-name="P1">Name STRING,</text:p>
      <text:p text:style-name="P1">Time TIME,</text:p>
      <text:p text:style-name="P1">Body STRING,</text:p>
      <text:p text:style-name="P1">PRIMARY KEY MessageId</text:p>
      <text:p text:style-name="P1"><text:soft-page-break/>);</text:p>
      <text:p text:style-name="P1">CREATE TABLE Store(</text:p>
      <text:p text:style-name="P1">Address STRING,</text:p>
      <text:p text:style-name="P1">NumberOfFlyers INTEGER,</text:p>
      <text:p text:style-name="P1">StoreName STRING,</text:p>
      <text:p text:style-name="P1">PRIMARY KEY Address,</text:p>
      <text:p text:style-name="P1">FOREIGN KEY Address REFERENCES Distance(Miles),</text:p>
      <text:p text:style-name="P1">);</text:p>
      <text:p text:style-name="P1">CREATE TABLE Resident(</text:p>
      <text:p text:style-name="P1">Address STRING,</text:p>
      <text:p text:style-name="P1">PRIMARY KEY Address,</text:p>
      <text:p text:style-name="P1">FOREIGN KEY (Address) REFERENCES Distance,</text:p>
      <text:p text:style-name="P1">);</text:p>
      <text:p text:style-name="P1">CREATE TABLE Assigned(</text:p>
      <text:p text:style-name="P1">TaskName STRING REFERENCES Task(Name),</text:p>
      <text:p text:style-name="P1">Code INTEGER REFERENCES AdFlyer,</text:p>
      <text:p text:style-name="P1">PRIMARY KEY(TaskName, Code)</text:p>
      <text:p text:style-name="P1">FOREIGN KEY (TaskName) REFERENCES Task(Name)</text:p>
      <text:p text:style-name="P1">FOREIGN KEY (Code) REFERENCES AdFlyer</text:p>
      <text:p text:style-name="P1">);</text:p>
      <text:p text:style-name="P1">CREATE TABLE MailTo(</text:p>
      <text:p text:style-name="P1">Code INTEGER REFERENCES AdFlyer,</text:p>
      <text:p text:style-name="P1">Address STRING REFERENCES Store,</text:p>
      <text:p text:style-name="P1">PRIMARY KEY(Code, Address),</text:p>
      <text:p text:style-name="P1">FOREIGN KEY Code REFERENCES AdFlyer,</text:p>
      <text:p text:style-name="P1">FOREIGN KEY Address REFERENCES Store </text:p>
      <text:p text:style-name="P1">);</text:p>
      <text:p text:style-name="P1">CREATE TABLE About(</text:p>
      <text:p text:style-name="P1">Code INTEGER REFERENCES AdFlyer,</text:p>
      <text:p text:style-name="P1">AdFlyer STRING REFERENCES Thread,</text:p>
      <text:p text:style-name="P1">PRIMARY KEY(Code, AdFlyer),</text:p>
      <text:p text:style-name="P1">FOREIGN KEY AdFlyer REFERENCES Thread</text:p>
      <text:p text:style-name="P1">FOREIGN KEY Code REFERENCES AdFlyer</text:p>
      <text:p text:style-name="P1">);</text:p>
      <text:p text:style-name="P1">CREATE TABLE Contains(</text:p>
      <text:p text:style-name="P1">AdFlyer STRING REFERENCES Thread,</text:p>
      <text:p text:style-name="P1">MessageId INTEGER,</text:p>
      <text:p text:style-name="P1">PRIMARY KEY(AdFlyer, MessageId),</text:p>
      <text:p text:style-name="P1">FOREIGN KEY MessageId REFERENCES Message</text:p>
      <text:p text:style-name="P1">);</text:p>
      <text:p text:style-name="P1">CREATE TABLE HasA(</text:p>
      <text:p text:style-name="P1">Code INTEGER,</text:p>
      <text:p text:style-name="P1">CostId INTEGER,</text:p>
      <text:p text:style-name="P1"><text:soft-page-break/>PRIMARY KEY(Code, CostId)</text:p>
      <text:p text:style-name="P1">);</text:p>
      <text:p text:style-name="P1">CREATE TABLE Distance(</text:p>
      <text:p text:style-name="P1">Address STRING REFERENCES Store,</text:p>
      <text:p text:style-name="P1">Name STRING REFERENCES Resident,</text:p>
      <text:p text:style-name="P1">Miles DOUBLE,</text:p>
      <text:p text:style-name="P1">PRIMARY KEY(Address, Name, Miles)</text:p>
      <text:p text:style-name="P1"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3T20:47:53.31</meta:creation-date>
    <dc:date>2021-05-05T21:00:48.24</dc:date>
    <meta:editing-duration>PT1H33M51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3" meta:paragraph-count="94" meta:word-count="268" meta:character-count="2003"/>
  </office:meta>
</office:document-meta>
</file>